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function collectJson(){</text:p>
      <text:p text:style-name="P1">var xmlHttp = new XMLHttpRequest();</text:p>
      <text:p text:style-name="P1">xmlHttp.open("GET","http://localhost/menu.json",false);</text:p>
      <text:p text:style-name="P1">xmlHttp.send();</text:p>
      <text:p text:style-name="P1">if(xmlHttp.readyState == 4 &amp;&amp; xmlHttp.status == 200){</text:p>
      <text:p text:style-name="P1">var result = xmlHttp.responseText;</text:p>
      <text:p text:style-name="P1">console.log(result);</text:p>
      <text:p text:style-name="P1">}</text:p>
      <text:p text:style-name="P1">}</text:p>
      <text:p text:style-name="P2"/>
      <text:p text:style-name="P1">collectJson();</text:p>
      <text:p text:style-name="P2"/>
      <text:p text:style-name="P1">*/</text:p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/*fetch('menu.json').then((response) =&gt; {</text:p>
      <text:p text:style-name="P1">console.log('resolved',response);</text:p>
      <text:p text:style-name="P1">return response.json();</text:p>
      <text:p text:style-name="P1">}).then(data =&gt; {</text:p>
      <text:p text:style-name="P1">console.log(data);</text:p>
      <text:p text:style-name="P1">}).catch((err) =&gt; {</text:p>
      <text:p text:style-name="P1">console.log('rejected',err);</text:p>
      <text:p text:style-name="P1">});</text:p>
      <text:p text:style-name="P1">/*function collectJson(){</text:p>
      <text:p text:style-name="P1">var xmlHttp = new XMLHttpRequest();</text:p>
      <text:p text:style-name="P1">xmlHttp.open("GET","http://localhost/menu.json",false);</text:p>
      <text:p text:style-name="P1">xmlHttp.send();</text:p>
      <text:p text:style-name="P1">if(xmlHttp.readyState == 4 &amp;&amp; xmlHttp.status == 200){</text:p>
      <text:p text:style-name="P1">var result = xmlHttp.responseText;</text:p>
      <text:p text:style-name="P1">console.log(result);</text:p>
      <text:p text:style-name="P1">}</text:p>
      <text:p text:style-name="P1">}</text:p>
      <text:p text:style-name="P2"/>
      <text:p text:style-name="P1">collectJson();</text:p>
      <text:p text:style-name="P2"/>
      <text:p text:style-name="P1">*/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1:17:08.957741277</meta:creation-date>
    <dc:date>2021-12-11T11:18:24.592438578</dc:date>
    <meta:editing-duration>PT1M16S</meta:editing-duration>
    <meta:editing-cycles>1</meta:editing-cycles>
    <meta:document-statistic meta:table-count="0" meta:image-count="0" meta:object-count="0" meta:page-count="2" meta:paragraph-count="31" meta:word-count="65" meta:character-count="707" meta:non-whitespace-character-count="657"/>
    <meta:generator>LibreOffice/6.4.7.2$Linux_X86_64 LibreOffice_project/40$Build-2</meta:generator>
  </office:meta>
</office:document-meta>
</file>